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01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ustDataForLab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3">
          <table:table-cell table:style-name="ce4"/>
          <table:table-cell table:number-columns-repeated="4" table:style-name="ce5"/>
          <table:table-cell office:value-type="string" table:style-name="ce7">
            <text:p>Least Squares Curve Fit for a Line</text:p>
          </table:table-cell>
          <table:table-cell table:number-columns-repeated="2" table:style-name="ce4"/>
          <table:table-cell table:style-name="ce6"/>
          <table:table-cell table:number-columns-repeated="16375" table:style-name="ce4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" table:style-name="ce4"/>
          <table:table-cell office:value-type="float" office:value="4514" table:style-name="ce6">
            <text:p>4514.00</text:p>
          </table:table-cell>
          <table:table-cell office:value-type="string" table:style-name="ce4">
            <text:p><text:s/>= SumX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table:number-columns-repeated="2" table:style-name="ce5"/>
          <table:table-cell office:value-type="string" table:style-name="ce5">
            <text:p>Derived m =</text:p>
          </table:table-cell>
          <table:table-cell office:value-type="float" office:value="0.56285331256255899" table:style-name="ce8">
            <text:p>0.5629</text:p>
          </table:table-cell>
          <table:table-cell office:value-type="float" office:value="0.55555555555555602" table:style-name="ce9">
            <text:p>0.5556</text:p>
          </table:table-cell>
          <table:table-cell office:value-type="string" table:style-name="ce4">
            <text:p><text:s/>= m</text:p>
          </table:table-cell>
          <table:table-cell table:style-name="ce4"/>
          <table:table-cell office:value-type="float" office:value="1880.59273054707" table:style-name="ce6">
            <text:p>1880.59</text:p>
          </table:table-cell>
          <table:table-cell office:value-type="string" table:style-name="ce4">
            <text:p><text:s/>= SumY'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table:number-columns-repeated="2" table:style-name="ce5"/>
          <table:table-cell office:value-type="string" table:style-name="ce5">
            <text:p>Derived b =</text:p>
          </table:table-cell>
          <table:table-cell office:value-type="float" office:value="-17.841273577306001" table:style-name="ce8">
            <text:p>-17.8413</text:p>
          </table:table-cell>
          <table:table-cell office:value-type="float" office:value="-17.7777777777778" table:style-name="ce9">
            <text:p>-17.7778</text:p>
          </table:table-cell>
          <table:table-cell office:value-type="string" table:style-name="ce4">
            <text:p><text:s/>= b</text:p>
          </table:table-cell>
          <table:table-cell table:style-name="ce4"/>
          <table:table-cell office:value-type="float" office:value="656158" table:style-name="ce6">
            <text:p>656158.00</text:p>
          </table:table-cell>
          <table:table-cell office:value-type="string" table:style-name="ce4">
            <text:p><text:s/>= SumX*X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table:number-columns-repeated="4" table:style-name="ce5"/>
          <table:table-cell office:value-type="float" office:value="7.5" table:style-name="ce4">
            <text:p>7.5</text:p>
          </table:table-cell>
          <table:table-cell office:value-type="string" table:style-name="ce4">
            <text:p><text:s/>= Error Magnitude</text:p>
          </table:table-cell>
          <table:table-cell table:style-name="ce4"/>
          <table:table-cell office:value-type="float" office:value="288785.19493646402" table:style-name="ce6">
            <text:p>288785.19</text:p>
          </table:table-cell>
          <table:table-cell office:value-type="string" table:style-name="ce4">
            <text:p><text:s/>= SumX*Y'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2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style-name="ce1"/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style-name="ce1"/>
          <table:table-cell table:style-name="ce4">
            <draw:frame draw:z-index="1" draw:id="id0" draw:style-name="a0" draw:name="Chart 2" svg:x="0.60937in" svg:y="0.15625in" svg:width="6.41146in" svg:height="4.5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4"/>
          <table:table-cell table:number-columns-repeated="16371"/>
        </table:table-row>
        <table:table-row table:style-name="ro2">
          <table:table-cell table:style-name="ce4"/>
          <table:table-cell office:value-type="string" table:style-name="ce5">
            <text:p>Count</text:p>
          </table:table-cell>
          <table:table-cell office:value-type="string" table:style-name="ce5">
            <text:p>Deg F^0</text:p>
          </table:table-cell>
          <table:table-cell office:value-type="string" table:style-name="ce5">
            <text:p>Deg F</text:p>
          </table:table-cell>
          <table:table-cell office:value-type="string" table:style-name="ce5">
            <text:p>Deg 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Measurement</text:p>
          </table:table-cell>
          <table:table-cell office:value-type="string" table:style-name="ce5">
            <text:p>For Summing</text:p>
          </table:table-cell>
          <table:table-cell office:value-type="string" table:style-name="ce6">
            <text:p>For Summing</text:p>
          </table:table-cell>
          <table:table-cell office:value-type="string" table:style-name="ce6">
            <text:p>Calculated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X^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Y</text:p>
          </table:table-cell>
          <table:table-cell office:value-type="string" table:style-name="ce6">
            <text:p>e</text:p>
          </table:table-cell>
          <table:table-cell office:value-type="string" table:style-name="ce6">
            <text:p>Y'</text:p>
          </table:table-cell>
          <table:table-cell office:value-type="string" table:style-name="ce5">
            <text:p>X*X</text:p>
          </table:table-cell>
          <table:table-cell office:value-type="string" table:style-name="ce6">
            <text:p>X*Y'</text:p>
          </table:table-cell>
          <table:table-cell office:value-type="string" table:style-name="ce6">
            <text:p>Y</text:p>
          </table:table-cell>
          <table:table-cell table:number-columns-repeated="16374" table:style-name="ce4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3">
            <text:p>0.00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1024" table:style-name="ce2">
            <text:p>1024</text:p>
          </table:table-cell>
          <table:table-cell office:value-type="float" office:value="-39.0408814698458" table:style-name="ce3">
            <text:p>-39.04</text:p>
          </table:table-cell>
          <table:table-cell office:value-type="float" office:value="0.17003242469589" table:style-name="ce3">
            <text:p>0.17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2.7777777777777799" table:style-name="ce3">
            <text:p>2.78</text:p>
          </table:table-cell>
          <table:table-cell office:value-type="float" office:value="-2.4802361824549699" table:style-name="ce3">
            <text:p>-2.48</text:p>
          </table:table-cell>
          <table:table-cell office:value-type="float" office:value="0.297541595322805" table:style-name="ce3">
            <text:p>0.30</text:p>
          </table:table-cell>
          <table:table-cell office:value-type="float" office:value="1369" table:style-name="ce2">
            <text:p>1369</text:p>
          </table:table-cell>
          <table:table-cell office:value-type="float" office:value="11.0090390269438" table:style-name="ce3">
            <text:p>11.01</text:p>
          </table:table-cell>
          <table:table-cell office:value-type="float" office:value="2.9842989875086801" table:style-name="ce3">
            <text:p>2.98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5.5555555555555598" table:style-name="ce3">
            <text:p>5.56</text:p>
          </table:table-cell>
          <table:table-cell office:value-type="float" office:value="-6.9306972110644001" table:style-name="ce3">
            <text:p>-6.93</text:p>
          </table:table-cell>
          <table:table-cell office:value-type="float" office:value="-1.37514165550884" table:style-name="ce3">
            <text:p>-1.38</text:p>
          </table:table-cell>
          <table:table-cell office:value-type="float" office:value="1764" table:style-name="ce2">
            <text:p>1764</text:p>
          </table:table-cell>
          <table:table-cell office:value-type="float" office:value="-57.7559495313713" table:style-name="ce3">
            <text:p>-57.76</text:p>
          </table:table-cell>
          <table:table-cell office:value-type="float" office:value="5.7985655503214799" table:style-name="ce3">
            <text:p>5.80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8.3333333333333304" table:style-name="ce3">
            <text:p>8.33</text:p>
          </table:table-cell>
          <table:table-cell office:value-type="float" office:value="6.6125965013634396" table:style-name="ce3">
            <text:p>6.61</text:p>
          </table:table-cell>
          <table:table-cell office:value-type="float" office:value="14.9459298346968" table:style-name="ce3">
            <text:p>14.95</text:p>
          </table:table-cell>
          <table:table-cell office:value-type="float" office:value="2209" table:style-name="ce2">
            <text:p>2209</text:p>
          </table:table-cell>
          <table:table-cell office:value-type="float" office:value="702.45870223074803" table:style-name="ce3">
            <text:p>702.46</text:p>
          </table:table-cell>
          <table:table-cell office:value-type="float" office:value="8.6128321131342709" table:style-name="ce3">
            <text:p>8.61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11.1111111111111" table:style-name="ce3">
            <text:p>11.11</text:p>
          </table:table-cell>
          <table:table-cell office:value-type="float" office:value="-2.5067449396010502" table:style-name="ce3">
            <text:p>-2.51</text:p>
          </table:table-cell>
          <table:table-cell office:value-type="float" office:value="8.6043661715100601" table:style-name="ce3">
            <text:p>8.60</text:p>
          </table:table-cell>
          <table:table-cell office:value-type="float" office:value="2704" table:style-name="ce2">
            <text:p>2704</text:p>
          </table:table-cell>
          <table:table-cell office:value-type="float" office:value="447.42704091852301" table:style-name="ce3">
            <text:p>447.43</text:p>
          </table:table-cell>
          <table:table-cell office:value-type="float" office:value="11.4270986759471" table:style-name="ce3">
            <text:p>11.43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13.8888888888889" table:style-name="ce3">
            <text:p>13.89</text:p>
          </table:table-cell>
          <table:table-cell office:value-type="float" office:value="6.8154259398579597" table:style-name="ce3">
            <text:p>6.82</text:p>
          </table:table-cell>
          <table:table-cell office:value-type="float" office:value="20.704314828746799" table:style-name="ce3">
            <text:p>20.70</text:p>
          </table:table-cell>
          <table:table-cell office:value-type="float" office:value="3249" table:style-name="ce2">
            <text:p>3249</text:p>
          </table:table-cell>
          <table:table-cell office:value-type="float" office:value="1180.14594523857" table:style-name="ce3">
            <text:p>1180.15</text:p>
          </table:table-cell>
          <table:table-cell office:value-type="float" office:value="14.241365238759901" table:style-name="ce3">
            <text:p>14.24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16.6666666666667" table:style-name="ce3">
            <text:p>16.67</text:p>
          </table:table-cell>
          <table:table-cell office:value-type="float" office:value="-2.3266155039891601" table:style-name="ce3">
            <text:p>-2.33</text:p>
          </table:table-cell>
          <table:table-cell office:value-type="float" office:value="14.340051162677501" table:style-name="ce3">
            <text:p>14.34</text:p>
          </table:table-cell>
          <table:table-cell office:value-type="float" office:value="3844" table:style-name="ce2">
            <text:p>3844</text:p>
          </table:table-cell>
          <table:table-cell office:value-type="float" office:value="889.08317208600499" table:style-name="ce3">
            <text:p>889.08</text:p>
          </table:table-cell>
          <table:table-cell office:value-type="float" office:value="17.055631801572702" table:style-name="ce3">
            <text:p>17.06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19.4444444444444" table:style-name="ce3">
            <text:p>19.44</text:p>
          </table:table-cell>
          <table:table-cell office:value-type="float" office:value="2.53598521929234" table:style-name="ce3">
            <text:p>2.54</text:p>
          </table:table-cell>
          <table:table-cell office:value-type="float" office:value="21.9804296637368" table:style-name="ce3">
            <text:p>21.98</text:p>
          </table:table-cell>
          <table:table-cell office:value-type="float" office:value="4489" table:style-name="ce2">
            <text:p>4489</text:p>
          </table:table-cell>
          <table:table-cell office:value-type="float" office:value="1472.68878747036" table:style-name="ce3">
            <text:p>1472.69</text:p>
          </table:table-cell>
          <table:table-cell office:value-type="float" office:value="19.869898364385499" table:style-name="ce3">
            <text:p>19.87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22.2222222222222" table:style-name="ce3">
            <text:p>22.22</text:p>
          </table:table-cell>
          <table:table-cell office:value-type="float" office:value="-5.2914720098487997" table:style-name="ce3">
            <text:p>-5.29</text:p>
          </table:table-cell>
          <table:table-cell office:value-type="float" office:value="16.9307502123734" table:style-name="ce3">
            <text:p>16.93</text:p>
          </table:table-cell>
          <table:table-cell office:value-type="float" office:value="5184" table:style-name="ce2">
            <text:p>5184</text:p>
          </table:table-cell>
          <table:table-cell office:value-type="float" office:value="1219.01401529089" table:style-name="ce3">
            <text:p>1219.01</text:p>
          </table:table-cell>
          <table:table-cell office:value-type="float" office:value="22.6841649271982" table:style-name="ce3">
            <text:p>22.68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25" table:style-name="ce3">
            <text:p>25.00</text:p>
          </table:table-cell>
          <table:table-cell office:value-type="float" office:value="-0.40468397783115501" table:style-name="ce3">
            <text:p>-0.40</text:p>
          </table:table-cell>
          <table:table-cell office:value-type="float" office:value="24.595316022168799" table:style-name="ce3">
            <text:p>24.60</text:p>
          </table:table-cell>
          <table:table-cell office:value-type="float" office:value="5929" table:style-name="ce2">
            <text:p>5929</text:p>
          </table:table-cell>
          <table:table-cell office:value-type="float" office:value="1893.8393337069999" table:style-name="ce3">
            <text:p>1893.84</text:p>
          </table:table-cell>
          <table:table-cell office:value-type="float" office:value="25.498431490011001" table:style-name="ce3">
            <text:p>25.50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27.7777777777778" table:style-name="ce3">
            <text:p>27.78</text:p>
          </table:table-cell>
          <table:table-cell office:value-type="float" office:value="1.55481559108011" table:style-name="ce3">
            <text:p>1.55</text:p>
          </table:table-cell>
          <table:table-cell office:value-type="float" office:value="29.3325933688579" table:style-name="ce3">
            <text:p>29.33</text:p>
          </table:table-cell>
          <table:table-cell office:value-type="float" office:value="6724" table:style-name="ce2">
            <text:p>6724</text:p>
          </table:table-cell>
          <table:table-cell office:value-type="float" office:value="2405.2726562463499" table:style-name="ce3">
            <text:p>2405.27</text:p>
          </table:table-cell>
          <table:table-cell office:value-type="float" office:value="28.312698052823801" table:style-name="ce3">
            <text:p>28.31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30.5555555555556" table:style-name="ce3">
            <text:p>30.56</text:p>
          </table:table-cell>
          <table:table-cell office:value-type="float" office:value="2.6925526920240399" table:style-name="ce3">
            <text:p>2.69</text:p>
          </table:table-cell>
          <table:table-cell office:value-type="float" office:value="33.248108247579601" table:style-name="ce3">
            <text:p>33.25</text:p>
          </table:table-cell>
          <table:table-cell office:value-type="float" office:value="7569" table:style-name="ce2">
            <text:p>7569</text:p>
          </table:table-cell>
          <table:table-cell office:value-type="float" office:value="2892.5854175394202" table:style-name="ce3">
            <text:p>2892.59</text:p>
          </table:table-cell>
          <table:table-cell office:value-type="float" office:value="31.126964615636599" table:style-name="ce3">
            <text:p>31.13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33.3333333333333" table:style-name="ce3">
            <text:p>33.33</text:p>
          </table:table-cell>
          <table:table-cell office:value-type="float" office:value="-6.08360347570851" table:style-name="ce3">
            <text:p>-6.08</text:p>
          </table:table-cell>
          <table:table-cell office:value-type="float" office:value="27.2497298576248" table:style-name="ce3">
            <text:p>27.25</text:p>
          </table:table-cell>
          <table:table-cell office:value-type="float" office:value="8464" table:style-name="ce2">
            <text:p>8464</text:p>
          </table:table-cell>
          <table:table-cell office:value-type="float" office:value="2506.97514690148" table:style-name="ce3">
            <text:p>2506.98</text:p>
          </table:table-cell>
          <table:table-cell office:value-type="float" office:value="33.941231178449399" table:style-name="ce3">
            <text:p>33.94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36.1111111111111" table:style-name="ce3">
            <text:p>36.11</text:p>
          </table:table-cell>
          <table:table-cell office:value-type="float" office:value="3.3730357722379298" table:style-name="ce3">
            <text:p>3.37</text:p>
          </table:table-cell>
          <table:table-cell office:value-type="float" office:value="39.484146883348998" table:style-name="ce3">
            <text:p>39.48</text:p>
          </table:table-cell>
          <table:table-cell office:value-type="float" office:value="9409" table:style-name="ce2">
            <text:p>9409</text:p>
          </table:table-cell>
          <table:table-cell office:value-type="float" office:value="3829.9622476848599" table:style-name="ce3">
            <text:p>3829.96</text:p>
          </table:table-cell>
          <table:table-cell office:value-type="float" office:value="36.755497741262197" table:style-name="ce3">
            <text:p>36.76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38.8888888888889" table:style-name="ce3">
            <text:p>38.89</text:p>
          </table:table-cell>
          <table:table-cell office:value-type="float" office:value="5.1766756188590097" table:style-name="ce3">
            <text:p>5.18</text:p>
          </table:table-cell>
          <table:table-cell office:value-type="float" office:value="44.065564507747901" table:style-name="ce3">
            <text:p>44.07</text:p>
          </table:table-cell>
          <table:table-cell office:value-type="float" office:value="10404" table:style-name="ce2">
            <text:p>10404</text:p>
          </table:table-cell>
          <table:table-cell office:value-type="float" office:value="4494.6875797902903" table:style-name="ce3">
            <text:p>4494.69</text:p>
          </table:table-cell>
          <table:table-cell office:value-type="float" office:value="39.569764304075001" table:style-name="ce3">
            <text:p>39.57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41.6666666666667" table:style-name="ce3">
            <text:p>41.67</text:p>
          </table:table-cell>
          <table:table-cell office:value-type="float" office:value="-4.1741317603737098" table:style-name="ce3">
            <text:p>-4.17</text:p>
          </table:table-cell>
          <table:table-cell office:value-type="float" office:value="37.492534906293002" table:style-name="ce3">
            <text:p>37.49</text:p>
          </table:table-cell>
          <table:table-cell office:value-type="float" office:value="11449" table:style-name="ce2">
            <text:p>11449</text:p>
          </table:table-cell>
          <table:table-cell office:value-type="float" office:value="4011.70123497335" table:style-name="ce3">
            <text:p>4011.70</text:p>
          </table:table-cell>
          <table:table-cell office:value-type="float" office:value="42.384030866887798" table:style-name="ce3">
            <text:p>42.38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44.4444444444444" table:style-name="ce3">
            <text:p>44.44</text:p>
          </table:table-cell>
          <table:table-cell office:value-type="float" office:value="2.6815342786721899" table:style-name="ce3">
            <text:p>2.68</text:p>
          </table:table-cell>
          <table:table-cell office:value-type="float" office:value="47.125978723116603" table:style-name="ce3">
            <text:p>47.13</text:p>
          </table:table-cell>
          <table:table-cell office:value-type="float" office:value="12544" table:style-name="ce2">
            <text:p>12544</text:p>
          </table:table-cell>
          <table:table-cell office:value-type="float" office:value="5278.1096169890598" table:style-name="ce3">
            <text:p>5278.11</text:p>
          </table:table-cell>
          <table:table-cell office:value-type="float" office:value="45.198297429700602" table:style-name="ce3">
            <text:p>45.20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47.2222222222222" table:style-name="ce3">
            <text:p>47.22</text:p>
          </table:table-cell>
          <table:table-cell office:value-type="float" office:value="4.6848892746493203" table:style-name="ce3">
            <text:p>4.68</text:p>
          </table:table-cell>
          <table:table-cell office:value-type="float" office:value="51.907111496871501" table:style-name="ce3">
            <text:p>51.91</text:p>
          </table:table-cell>
          <table:table-cell office:value-type="float" office:value="13689" table:style-name="ce2">
            <text:p>13689</text:p>
          </table:table-cell>
          <table:table-cell office:value-type="float" office:value="6073.1320451339698" table:style-name="ce3">
            <text:p>6073.13</text:p>
          </table:table-cell>
          <table:table-cell office:value-type="float" office:value="48.0125639925134" table:style-name="ce3">
            <text:p>48.01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50" table:style-name="ce3">
            <text:p>50.00</text:p>
          </table:table-cell>
          <table:table-cell office:value-type="float" office:value="3.0483503057621402" table:style-name="ce3">
            <text:p>3.05</text:p>
          </table:table-cell>
          <table:table-cell office:value-type="float" office:value="53.048350305762199" table:style-name="ce3">
            <text:p>53.05</text:p>
          </table:table-cell>
          <table:table-cell office:value-type="float" office:value="14884" table:style-name="ce2">
            <text:p>14884</text:p>
          </table:table-cell>
          <table:table-cell office:value-type="float" office:value="6471.8987373029804" table:style-name="ce3">
            <text:p>6471.90</text:p>
          </table:table-cell>
          <table:table-cell office:value-type="float" office:value="50.826830555326197" table:style-name="ce3">
            <text:p>50.83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52.7777777777778" table:style-name="ce3">
            <text:p>52.78</text:p>
          </table:table-cell>
          <table:table-cell office:value-type="float" office:value="2.0597814128268501" table:style-name="ce3">
            <text:p>2.06</text:p>
          </table:table-cell>
          <table:table-cell office:value-type="float" office:value="54.837559190604601" table:style-name="ce3">
            <text:p>54.84</text:p>
          </table:table-cell>
          <table:table-cell office:value-type="float" office:value="16129" table:style-name="ce2">
            <text:p>16129</text:p>
          </table:table-cell>
          <table:table-cell office:value-type="float" office:value="6964.3700172067902" table:style-name="ce3">
            <text:p>6964.37</text:p>
          </table:table-cell>
          <table:table-cell office:value-type="float" office:value="53.641097118139001" table:style-name="ce3">
            <text:p>53.64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55.5555555555556" table:style-name="ce3">
            <text:p>55.56</text:p>
          </table:table-cell>
          <table:table-cell office:value-type="float" office:value="5.9768499608617303" table:style-name="ce3">
            <text:p>5.98</text:p>
          </table:table-cell>
          <table:table-cell office:value-type="float" office:value="61.532405516417299" table:style-name="ce3">
            <text:p>61.53</text:p>
          </table:table-cell>
          <table:table-cell office:value-type="float" office:value="17424" table:style-name="ce2">
            <text:p>17424</text:p>
          </table:table-cell>
          <table:table-cell office:value-type="float" office:value="8122.2775281670802" table:style-name="ce3">
            <text:p>8122.28</text:p>
          </table:table-cell>
          <table:table-cell office:value-type="float" office:value="56.455363680951798" table:style-name="ce3">
            <text:p>56.46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2">
            <text:p>137</text:p>
          </table:table-cell>
          <table:table-cell office:value-type="float" office:value="58.3333333333333" table:style-name="ce3">
            <text:p>58.33</text:p>
          </table:table-cell>
          <table:table-cell office:value-type="float" office:value="6.6747540340293199" table:style-name="ce3">
            <text:p>6.67</text:p>
          </table:table-cell>
          <table:table-cell office:value-type="float" office:value="65.008087367362705" table:style-name="ce3">
            <text:p>65.01</text:p>
          </table:table-cell>
          <table:table-cell office:value-type="float" office:value="18769" table:style-name="ce2">
            <text:p>18769</text:p>
          </table:table-cell>
          <table:table-cell office:value-type="float" office:value="8906.1079693286902" table:style-name="ce3">
            <text:p>8906.11</text:p>
          </table:table-cell>
          <table:table-cell office:value-type="float" office:value="59.269630243764603" table:style-name="ce3">
            <text:p>59.27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2">
            <text:p>142</text:p>
          </table:table-cell>
          <table:table-cell office:value-type="float" office:value="61.1111111111111" table:style-name="ce3">
            <text:p>61.11</text:p>
          </table:table-cell>
          <table:table-cell office:value-type="float" office:value="0.954837491735816" table:style-name="ce3">
            <text:p>0.95</text:p>
          </table:table-cell>
          <table:table-cell office:value-type="float" office:value="62.065948602846902" table:style-name="ce3">
            <text:p>62.07</text:p>
          </table:table-cell>
          <table:table-cell office:value-type="float" office:value="20164" table:style-name="ce2">
            <text:p>20164</text:p>
          </table:table-cell>
          <table:table-cell office:value-type="float" office:value="8813.3647016042596" table:style-name="ce3">
            <text:p>8813.36</text:p>
          </table:table-cell>
          <table:table-cell office:value-type="float" office:value="62.0838968065774" table:style-name="ce3">
            <text:p>62.08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63.8888888888889" table:style-name="ce3">
            <text:p>63.89</text:p>
          </table:table-cell>
          <table:table-cell office:value-type="float" office:value="0.25760192424058898" table:style-name="ce3">
            <text:p>0.26</text:p>
          </table:table-cell>
          <table:table-cell office:value-type="float" office:value="64.146490813129503" table:style-name="ce3">
            <text:p>64.15</text:p>
          </table:table-cell>
          <table:table-cell office:value-type="float" office:value="21609" table:style-name="ce2">
            <text:p>21609</text:p>
          </table:table-cell>
          <table:table-cell office:value-type="float" office:value="9429.5341495300308" table:style-name="ce3">
            <text:p>9429.53</text:p>
          </table:table-cell>
          <table:table-cell office:value-type="float" office:value="64.898163369390204" table:style-name="ce3">
            <text:p>64.90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52" table:style-name="ce2">
            <text:p>152</text:p>
          </table:table-cell>
          <table:table-cell office:value-type="float" office:value="66.6666666666667" table:style-name="ce3">
            <text:p>66.67</text:p>
          </table:table-cell>
          <table:table-cell office:value-type="float" office:value="4.3417086219415104" table:style-name="ce3">
            <text:p>4.34</text:p>
          </table:table-cell>
          <table:table-cell office:value-type="float" office:value="71.008375288608207" table:style-name="ce3">
            <text:p>71.01</text:p>
          </table:table-cell>
          <table:table-cell office:value-type="float" office:value="23104" table:style-name="ce2">
            <text:p>23104</text:p>
          </table:table-cell>
          <table:table-cell office:value-type="float" office:value="10793.273043868399" table:style-name="ce3">
            <text:p>10793.27</text:p>
          </table:table-cell>
          <table:table-cell office:value-type="float" office:value="67.712429932202994" table:style-name="ce3">
            <text:p>67.71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57" table:style-name="ce2">
            <text:p>157</text:p>
          </table:table-cell>
          <table:table-cell office:value-type="float" office:value="69.4444444444445" table:style-name="ce3">
            <text:p>69.44</text:p>
          </table:table-cell>
          <table:table-cell office:value-type="float" office:value="4.19725541956723" table:style-name="ce3">
            <text:p>4.20</text:p>
          </table:table-cell>
          <table:table-cell office:value-type="float" office:value="73.641699864011699" table:style-name="ce3">
            <text:p>73.64</text:p>
          </table:table-cell>
          <table:table-cell office:value-type="float" office:value="24649" table:style-name="ce2">
            <text:p>24649</text:p>
          </table:table-cell>
          <table:table-cell office:value-type="float" office:value="11561.746878649799" table:style-name="ce3">
            <text:p>11561.75</text:p>
          </table:table-cell>
          <table:table-cell office:value-type="float" office:value="70.526696495015699" table:style-name="ce3">
            <text:p>70.53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72.2222222222222" table:style-name="ce3">
            <text:p>72.22</text:p>
          </table:table-cell>
          <table:table-cell office:value-type="float" office:value="-0.39480763021856502" table:style-name="ce3">
            <text:p>-0.39</text:p>
          </table:table-cell>
          <table:table-cell office:value-type="float" office:value="71.827414592003706" table:style-name="ce3">
            <text:p>71.83</text:p>
          </table:table-cell>
          <table:table-cell office:value-type="float" office:value="26244" table:style-name="ce2">
            <text:p>26244</text:p>
          </table:table-cell>
          <table:table-cell office:value-type="float" office:value="11636.0411639046" table:style-name="ce3">
            <text:p>11636.04</text:p>
          </table:table-cell>
          <table:table-cell office:value-type="float" office:value="73.340963057828503" table:style-name="ce3">
            <text:p>73.34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75" table:style-name="ce3">
            <text:p>75.00</text:p>
          </table:table-cell>
          <table:table-cell office:value-type="float" office:value="-7.4446686822921002" table:style-name="ce3">
            <text:p>-7.44</text:p>
          </table:table-cell>
          <table:table-cell office:value-type="float" office:value="67.555331317707896" table:style-name="ce3">
            <text:p>67.56</text:p>
          </table:table-cell>
          <table:table-cell office:value-type="float" office:value="27889" table:style-name="ce2">
            <text:p>27889</text:p>
          </table:table-cell>
          <table:table-cell office:value-type="float" office:value="11281.7403300572" table:style-name="ce3">
            <text:p>11281.74</text:p>
          </table:table-cell>
          <table:table-cell office:value-type="float" office:value="76.155229620641293" table:style-name="ce3">
            <text:p>76.16</text:p>
          </table:table-cell>
          <table:table-cell table:number-columns-repeated="3" table:style-name="ce4"/>
          <table:table-cell table:number-columns-repeated="16371"/>
        </table:table-row>
        <table:table-row table:style-name="ro2">
          <table:table-cell/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2">
            <text:p>172</text:p>
          </table:table-cell>
          <table:table-cell office:value-type="float" office:value="77.7777777777778" table:style-name="ce3">
            <text:p>77.78</text:p>
          </table:table-cell>
          <table:table-cell office:value-type="float" office:value="2.74431859259494" table:style-name="ce3">
            <text:p>2.74</text:p>
          </table:table-cell>
          <table:table-cell office:value-type="float" office:value="80.522096370372694" table:style-name="ce3">
            <text:p>80.52</text:p>
          </table:table-cell>
          <table:table-cell office:value-type="float" office:value="29584" table:style-name="ce2">
            <text:p>29584</text:p>
          </table:table-cell>
          <table:table-cell office:value-type="float" office:value="13849.800575704099" table:style-name="ce3">
            <text:p>13849.80</text:p>
          </table:table-cell>
          <table:table-cell office:value-type="float" office:value="78.969496183454098" table:style-name="ce3">
            <text:p>78.97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2">
            <text:p>177</text:p>
          </table:table-cell>
          <table:table-cell office:value-type="float" office:value="80.5555555555556" table:style-name="ce3">
            <text:p>80.56</text:p>
          </table:table-cell>
          <table:table-cell office:value-type="float" office:value="4.0238424239214501" table:style-name="ce3">
            <text:p>4.02</text:p>
          </table:table-cell>
          <table:table-cell office:value-type="float" office:value="84.579397979476994" table:style-name="ce3">
            <text:p>84.58</text:p>
          </table:table-cell>
          <table:table-cell office:value-type="float" office:value="31329" table:style-name="ce2">
            <text:p>31329</text:p>
          </table:table-cell>
          <table:table-cell office:value-type="float" office:value="14970.5534423674" table:style-name="ce3">
            <text:p>14970.55</text:p>
          </table:table-cell>
          <table:table-cell office:value-type="float" office:value="81.783762746266902" table:style-name="ce3">
            <text:p>81.78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/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82" table:style-name="ce2">
            <text:p>182</text:p>
          </table:table-cell>
          <table:table-cell office:value-type="float" office:value="83.3333333333333" table:style-name="ce3">
            <text:p>83.33</text:p>
          </table:table-cell>
          <table:table-cell office:value-type="float" office:value="-3.92259772284888" table:style-name="ce3">
            <text:p>-3.92</text:p>
          </table:table-cell>
          <table:table-cell office:value-type="float" office:value="79.410735610484494" table:style-name="ce3">
            <text:p>79.41</text:p>
          </table:table-cell>
          <table:table-cell office:value-type="float" office:value="33124" table:style-name="ce2">
            <text:p>33124</text:p>
          </table:table-cell>
          <table:table-cell office:value-type="float" office:value="14452.753881108199" table:style-name="ce3">
            <text:p>14452.75</text:p>
          </table:table-cell>
          <table:table-cell office:value-type="float" office:value="84.598029309079706" table:style-name="ce3">
            <text:p>84.60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/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2">
            <text:p>187</text:p>
          </table:table-cell>
          <table:table-cell office:value-type="float" office:value="86.1111111111111" table:style-name="ce3">
            <text:p>86.11</text:p>
          </table:table-cell>
          <table:table-cell office:value-type="float" office:value="-1.96993286604993" table:style-name="ce3">
            <text:p>-1.97</text:p>
          </table:table-cell>
          <table:table-cell office:value-type="float" office:value="84.141178245061198" table:style-name="ce3">
            <text:p>84.14</text:p>
          </table:table-cell>
          <table:table-cell office:value-type="float" office:value="34969" table:style-name="ce2">
            <text:p>34969</text:p>
          </table:table-cell>
          <table:table-cell office:value-type="float" office:value="15734.4003318264" table:style-name="ce3">
            <text:p>15734.40</text:p>
          </table:table-cell>
          <table:table-cell office:value-type="float" office:value="87.412295871892496" table:style-name="ce3">
            <text:p>87.41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88.8888888888889" table:style-name="ce3">
            <text:p>88.89</text:p>
          </table:table-cell>
          <table:table-cell office:value-type="float" office:value="3.3225348545238398" table:style-name="ce3">
            <text:p>3.32</text:p>
          </table:table-cell>
          <table:table-cell office:value-type="float" office:value="92.211423743412695" table:style-name="ce3">
            <text:p>92.21</text:p>
          </table:table-cell>
          <table:table-cell office:value-type="float" office:value="36864" table:style-name="ce2">
            <text:p>36864</text:p>
          </table:table-cell>
          <table:table-cell office:value-type="float" office:value="17704.593358735201" table:style-name="ce3">
            <text:p>17704.59</text:p>
          </table:table-cell>
          <table:table-cell office:value-type="float" office:value="90.226562434705301" table:style-name="ce3">
            <text:p>90.23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2">
            <text:p>197</text:p>
          </table:table-cell>
          <table:table-cell office:value-type="float" office:value="91.6666666666667" table:style-name="ce3">
            <text:p>91.67</text:p>
          </table:table-cell>
          <table:table-cell office:value-type="float" office:value="2.4213564977981101" table:style-name="ce3">
            <text:p>2.42</text:p>
          </table:table-cell>
          <table:table-cell office:value-type="float" office:value="94.088023164464801" table:style-name="ce3">
            <text:p>94.09</text:p>
          </table:table-cell>
          <table:table-cell office:value-type="float" office:value="38809" table:style-name="ce2">
            <text:p>38809</text:p>
          </table:table-cell>
          <table:table-cell office:value-type="float" office:value="18535.340563399601" table:style-name="ce3">
            <text:p>18535.34</text:p>
          </table:table-cell>
          <table:table-cell office:value-type="float" office:value="93.040828997518105" table:style-name="ce3">
            <text:p>93.0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2">
            <text:p>202</text:p>
          </table:table-cell>
          <table:table-cell office:value-type="float" office:value="94.4444444444445" table:style-name="ce3">
            <text:p>94.44</text:p>
          </table:table-cell>
          <table:table-cell office:value-type="float" office:value="-4.5882987859658897" table:style-name="ce3">
            <text:p>-4.59</text:p>
          </table:table-cell>
          <table:table-cell office:value-type="float" office:value="89.856145658478596" table:style-name="ce3">
            <text:p>89.86</text:p>
          </table:table-cell>
          <table:table-cell office:value-type="float" office:value="40804" table:style-name="ce2">
            <text:p>40804</text:p>
          </table:table-cell>
          <table:table-cell office:value-type="float" office:value="18150.9414230127" table:style-name="ce3">
            <text:p>18150.94</text:p>
          </table:table-cell>
          <table:table-cell office:value-type="float" office:value="95.855095560330895" table:style-name="ce3">
            <text:p>95.8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07" table:style-name="ce2">
            <text:p>207</text:p>
          </table:table-cell>
          <table:table-cell office:value-type="float" office:value="97.2222222222222" table:style-name="ce3">
            <text:p>97.22</text:p>
          </table:table-cell>
          <table:table-cell office:value-type="float" office:value="3.2228298357222198" table:style-name="ce3">
            <text:p>3.22</text:p>
          </table:table-cell>
          <table:table-cell office:value-type="float" office:value="100.445052057944" table:style-name="ce3">
            <text:p>100.45</text:p>
          </table:table-cell>
          <table:table-cell office:value-type="float" office:value="42849" table:style-name="ce2">
            <text:p>42849</text:p>
          </table:table-cell>
          <table:table-cell office:value-type="float" office:value="20792.1257759945" table:style-name="ce3">
            <text:p>20792.13</text:p>
          </table:table-cell>
          <table:table-cell office:value-type="float" office:value="98.669362123143699" table:style-name="ce3">
            <text:p>98.6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100" table:style-name="ce3">
            <text:p>100.00</text:p>
          </table:table-cell>
          <table:table-cell office:value-type="float" office:value="0.95771657768636898" table:style-name="ce3">
            <text:p>0.96</text:p>
          </table:table-cell>
          <table:table-cell office:value-type="float" office:value="100.957716577686" table:style-name="ce3">
            <text:p>100.96</text:p>
          </table:table-cell>
          <table:table-cell office:value-type="float" office:value="44944" table:style-name="ce2">
            <text:p>44944</text:p>
          </table:table-cell>
          <table:table-cell office:value-type="float" office:value="21403.035914469499" table:style-name="ce3">
            <text:p>21403.04</text:p>
          </table:table-cell>
          <table:table-cell office:value-type="float" office:value="101.48362868595601" table:style-name="ce3">
            <text:p>101.48</text:p>
          </table:table-cell>
          <table:table-cell table:number-columns-repeated="16374"/>
        </table:table-row>
        <table:table-row table:number-rows-repeated="1048526" table:style-name="ro1">
          <table:table-cell table:number-columns-repeated="16384"/>
        </table:table-row>
      </table:table>
      <table:table table:name="LinearCurveFit_YouCanChange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3"/>
        <table:table-column table:style-name="co8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number-rows-repeated="2" table:style-name="ro2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3">
          <table:table-cell table:style-name="ce4"/>
          <table:table-cell table:number-columns-repeated="3" table:style-name="ce5"/>
          <table:table-cell office:value-type="string" table:style-name="ce7">
            <text:p>Least Squares Curve Fit for a Line</text:p>
          </table:table-cell>
          <table:table-cell table:number-columns-repeated="2" table:style-name="ce4"/>
          <table:table-cell table:style-name="ce6"/>
          <table:table-cell table:number-columns-repeated="16376" table:style-name="ce4"/>
        </table:table-row>
        <table:table-row table:style-name="ro2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2">
          <table:table-cell table:style-name="ce4"/>
          <table:table-cell table:number-columns-repeated="3" table:style-name="ce5"/>
          <table:table-cell table:number-columns-repeated="3" table:style-name="ce4"/>
          <table:table-cell office:value-type="float" office:value="4514" table:formula="of:=SUM([.C14:.C50])" table:style-name="ce6">
            <text:p>4514.00</text:p>
          </table:table-cell>
          <table:table-cell office:value-type="string" table:style-name="ce4">
            <text:p><text:s/>= SumX</text:p>
          </table:table-cell>
          <table:table-cell table:number-columns-repeated="16375" table:style-name="ce4"/>
        </table:table-row>
        <table:table-row table:style-name="ro2">
          <table:table-cell table:style-name="ce4"/>
          <table:table-cell table:style-name="ce5"/>
          <table:table-cell office:value-type="string" table:style-name="ce5">
            <text:p>Derived m =</text:p>
          </table:table-cell>
          <table:table-cell office:value-type="float" office:value="0.54917435951365468" table:formula="of:=([.H5]*[.H6]-[.B50]*[.H8])/([.H5]*[.H5]-[.B50]*[.H7])" table:style-name="ce8">
            <text:p>0.5492</text:p>
          </table:table-cell>
          <table:table-cell office:value-type="float" office:value="0.55555555555555558" table:formula="of:=5/9" table:style-name="ce9">
            <text:p>0.5556</text:p>
          </table:table-cell>
          <table:table-cell office:value-type="string" table:style-name="ce4">
            <text:p><text:s/>= m</text:p>
          </table:table-cell>
          <table:table-cell table:style-name="ce4"/>
          <table:table-cell office:value-type="float" office:value="1851.7732075676201" table:formula="of:=SUM([.F14:.F50])" table:style-name="ce6">
            <text:p>1851.77</text:p>
          </table:table-cell>
          <table:table-cell office:value-type="string" table:style-name="ce4">
            <text:p><text:s/>= SumY'</text:p>
          </table:table-cell>
          <table:table-cell table:number-columns-repeated="16375" table:style-name="ce4"/>
        </table:table-row>
        <table:table-row table:style-name="ro2">
          <table:table-cell table:style-name="ce4"/>
          <table:table-cell table:style-name="ce5"/>
          <table:table-cell office:value-type="string" table:style-name="ce5">
            <text:p>Derived b =</text:p>
          </table:table-cell>
          <table:table-cell office:value-type="float" office:value="-16.951347331811274" table:formula="of:=([.H6]-[.D6]*[.H5])/[.B50]" table:style-name="ce8">
            <text:p>-16.9513</text:p>
          </table:table-cell>
          <table:table-cell office:value-type="float" office:value="-17.777777777777779" table:formula="of:=-32*5/9" table:style-name="ce9">
            <text:p>-17.7778</text:p>
          </table:table-cell>
          <table:table-cell office:value-type="string" table:style-name="ce4">
            <text:p><text:s/>= b</text:p>
          </table:table-cell>
          <table:table-cell table:style-name="ce4"/>
          <table:table-cell office:value-type="float" office:value="656158" table:formula="of:=SUM([.G14:.G50])" table:style-name="ce6">
            <text:p>656158.00</text:p>
          </table:table-cell>
          <table:table-cell office:value-type="string" table:style-name="ce4">
            <text:p><text:s/>= SumX*X</text:p>
          </table:table-cell>
          <table:table-cell table:number-columns-repeated="16375" table:style-name="ce4"/>
        </table:table-row>
        <table:table-row table:style-name="ro2">
          <table:table-cell table:style-name="ce4"/>
          <table:table-cell table:number-columns-repeated="3" table:style-name="ce5"/>
          <table:table-cell office:value-type="float" office:value="10" table:style-name="ce4">
            <text:p>10</text:p>
          </table:table-cell>
          <table:table-cell office:value-type="string" table:style-name="ce4">
            <text:p><text:s/>= Error Magnitude</text:p>
          </table:table-cell>
          <table:table-cell table:style-name="ce4"/>
          <table:table-cell office:value-type="float" office:value="283826.76753396454" table:formula="of:=SUM([.H14:.H50])" table:style-name="ce6">
            <text:p>283826.77</text:p>
          </table:table-cell>
          <table:table-cell office:value-type="string" table:style-name="ce4">
            <text:p><text:s/>= SumX*Y</text:p>
          </table:table-cell>
          <table:table-cell table:number-columns-repeated="16375" table:style-name="ce4"/>
        </table:table-row>
        <table:table-row table:number-rows-repeated="3" table:style-name="ro2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2">
          <table:table-cell table:style-name="ce4"/>
          <table:table-cell office:value-type="string" table:style-name="ce5">
            <text:p>Count</text:p>
          </table:table-cell>
          <table:table-cell office:value-type="string" table:style-name="ce5">
            <text:p>Deg F</text:p>
          </table:table-cell>
          <table:table-cell office:value-type="string" table:style-name="ce5">
            <text:p>Deg 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Measurement</text:p>
          </table:table-cell>
          <table:table-cell office:value-type="string" table:style-name="ce5">
            <text:p>For Summing</text:p>
          </table:table-cell>
          <table:table-cell office:value-type="string" table:style-name="ce6">
            <text:p>For Summing</text:p>
          </table:table-cell>
          <table:table-cell office:value-type="string" table:style-name="ce6">
            <text:p>Calculated</text:p>
          </table:table-cell>
          <table:table-cell table:number-columns-repeated="16375" table:style-name="ce4"/>
        </table:table-row>
        <table:table-row table:style-name="ro2"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X</text:p>
          </table:table-cell>
          <table:table-cell office:value-type="string" table:style-name="ce5">
            <text:p>Y → Linear</text:p>
          </table:table-cell>
          <table:table-cell office:value-type="string" table:style-name="ce6">
            <text:p>e</text:p>
          </table:table-cell>
          <table:table-cell office:value-type="string" table:style-name="ce6">
            <text:p>Y' –&gt; Noise</text:p>
          </table:table-cell>
          <table:table-cell office:value-type="string" table:style-name="ce5">
            <text:p>X*X</text:p>
          </table:table-cell>
          <table:table-cell office:value-type="string" table:style-name="ce6">
            <text:p>X*Y'</text:p>
          </table:table-cell>
          <table:table-cell office:value-type="string" table:style-name="ce6">
            <text:p>Y → From Data</text:p>
          </table:table-cell>
          <table:table-cell table:number-columns-repeated="16375" table:style-name="ce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formula="of:=[.$E$6]*[.C14]+[.$E$7]" table:style-name="ce3">
            <text:p>0.00</text:p>
          </table:table-cell>
          <table:table-cell office:value-type="float" office:value="-0.24603087500142706" table:formula="of:=RAND()*2*[.$E$8]-[.$E$8]" table:style-name="ce3">
            <text:p>-0.25</text:p>
          </table:table-cell>
          <table:table-cell office:value-type="float" office:value="-0.24603087500142706" table:formula="of:=[.$E$6]*[.C14]+[.$E$7]+[.E14]" table:style-name="ce3">
            <text:p>-0.25</text:p>
          </table:table-cell>
          <table:table-cell office:value-type="float" office:value="1024" table:formula="of:=[.C14]*[.C14]" table:style-name="ce2">
            <text:p>1024</text:p>
          </table:table-cell>
          <table:table-cell office:value-type="float" office:value="-7.872988000045666" table:formula="of:=[.C14]*[.F14]" table:style-name="ce3">
            <text:p>-7.87</text:p>
          </table:table-cell>
          <table:table-cell office:value-type="float" office:value="0.62223217262567587" table:formula="of:=[.$D$6]*[.C14]+[.$D$7]" table:style-name="ce3">
            <text:p>0.6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37" table:formula="of:=[.C14]+5" table:style-name="ce2">
            <text:p>37</text:p>
          </table:table-cell>
          <table:table-cell office:value-type="float" office:value="2.7777777777777786" table:formula="of:=[.$E$6]*[.C15]+[.$E$7]" table:style-name="ce3">
            <text:p>2.78</text:p>
          </table:table-cell>
          <table:table-cell office:value-type="float" office:value="9.9571629253795244" table:formula="of:=RAND()*2*[.$E$8]-[.$E$8]" table:style-name="ce3">
            <text:p>9.96</text:p>
          </table:table-cell>
          <table:table-cell office:value-type="float" office:value="12.734940703157303" table:formula="of:=[.$E$6]*[.C15]+[.$E$7]+[.E15]" table:style-name="ce3">
            <text:p>12.73</text:p>
          </table:table-cell>
          <table:table-cell office:value-type="float" office:value="1369" table:formula="of:=[.C15]*[.C15]" table:style-name="ce2">
            <text:p>1369</text:p>
          </table:table-cell>
          <table:table-cell office:value-type="float" office:value="471.19280601682021" table:formula="of:=[.C15]*[.F15]" table:style-name="ce3">
            <text:p>471.19</text:p>
          </table:table-cell>
          <table:table-cell office:value-type="float" office:value="3.3681039701939497" table:formula="of:=[.$D$6]*[.C15]+[.$D$7]" table:style-name="ce3">
            <text:p>3.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42" table:formula="of:=[.C15]+5" table:style-name="ce2">
            <text:p>42</text:p>
          </table:table-cell>
          <table:table-cell office:value-type="float" office:value="5.5555555555555571" table:formula="of:=[.$E$6]*[.C16]+[.$E$7]" table:style-name="ce3">
            <text:p>5.56</text:p>
          </table:table-cell>
          <table:table-cell office:value-type="float" office:value="7.0435171191356858" table:formula="of:=RAND()*2*[.$E$8]-[.$E$8]" table:style-name="ce3">
            <text:p>7.04</text:p>
          </table:table-cell>
          <table:table-cell office:value-type="float" office:value="12.599072674691243" table:formula="of:=[.$E$6]*[.C16]+[.$E$7]+[.E16]" table:style-name="ce3">
            <text:p>12.60</text:p>
          </table:table-cell>
          <table:table-cell office:value-type="float" office:value="1764" table:formula="of:=[.C16]*[.C16]" table:style-name="ce2">
            <text:p>1764</text:p>
          </table:table-cell>
          <table:table-cell office:value-type="float" office:value="529.16105233703217" table:formula="of:=[.C16]*[.F16]" table:style-name="ce3">
            <text:p>529.16</text:p>
          </table:table-cell>
          <table:table-cell office:value-type="float" office:value="6.1139757677622235" table:formula="of:=[.$D$6]*[.C16]+[.$D$7]" table:style-name="ce3">
            <text:p>6.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47" table:formula="of:=[.C16]+5" table:style-name="ce2">
            <text:p>47</text:p>
          </table:table-cell>
          <table:table-cell office:value-type="float" office:value="8.3333333333333321" table:formula="of:=[.$E$6]*[.C17]+[.$E$7]" table:style-name="ce3">
            <text:p>8.33</text:p>
          </table:table-cell>
          <table:table-cell office:value-type="float" office:value="-0.43005744345544983" table:formula="of:=RAND()*2*[.$E$8]-[.$E$8]" table:style-name="ce3">
            <text:p>-0.43</text:p>
          </table:table-cell>
          <table:table-cell office:value-type="float" office:value="7.9032758898778823" table:formula="of:=[.$E$6]*[.C17]+[.$E$7]+[.E17]" table:style-name="ce3">
            <text:p>7.90</text:p>
          </table:table-cell>
          <table:table-cell office:value-type="float" office:value="2209" table:formula="of:=[.C17]*[.C17]" table:style-name="ce2">
            <text:p>2209</text:p>
          </table:table-cell>
          <table:table-cell office:value-type="float" office:value="371.45396682426048" table:formula="of:=[.C17]*[.F17]" table:style-name="ce3">
            <text:p>371.45</text:p>
          </table:table-cell>
          <table:table-cell office:value-type="float" office:value="8.8598475653304973" table:formula="of:=[.$D$6]*[.C17]+[.$D$7]" table:style-name="ce3">
            <text:p>8.8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52" table:formula="of:=[.C17]+5" table:style-name="ce2">
            <text:p>52</text:p>
          </table:table-cell>
          <table:table-cell office:value-type="float" office:value="11.111111111111111" table:formula="of:=[.$E$6]*[.C18]+[.$E$7]" table:style-name="ce3">
            <text:p>11.11</text:p>
          </table:table-cell>
          <table:table-cell office:value-type="float" office:value="-9.6530978287568665" table:formula="of:=RAND()*2*[.$E$8]-[.$E$8]" table:style-name="ce3">
            <text:p>-9.65</text:p>
          </table:table-cell>
          <table:table-cell office:value-type="float" office:value="1.4580132823542442" table:formula="of:=[.$E$6]*[.C18]+[.$E$7]+[.E18]" table:style-name="ce3">
            <text:p>1.46</text:p>
          </table:table-cell>
          <table:table-cell office:value-type="float" office:value="2704" table:formula="of:=[.C18]*[.C18]" table:style-name="ce2">
            <text:p>2704</text:p>
          </table:table-cell>
          <table:table-cell office:value-type="float" office:value="75.816690682420699" table:formula="of:=[.C18]*[.F18]" table:style-name="ce3">
            <text:p>75.82</text:p>
          </table:table-cell>
          <table:table-cell office:value-type="float" office:value="11.605719362898771" table:formula="of:=[.$D$6]*[.C18]+[.$D$7]" table:style-name="ce3">
            <text:p>11.6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57" table:formula="of:=[.C18]+5" table:style-name="ce2">
            <text:p>57</text:p>
          </table:table-cell>
          <table:table-cell office:value-type="float" office:value="13.888888888888889" table:formula="of:=[.$E$6]*[.C19]+[.$E$7]" table:style-name="ce3">
            <text:p>13.89</text:p>
          </table:table-cell>
          <table:table-cell office:value-type="float" office:value="-1.5593774173684594" table:formula="of:=RAND()*2*[.$E$8]-[.$E$8]" table:style-name="ce3">
            <text:p>-1.56</text:p>
          </table:table-cell>
          <table:table-cell office:value-type="float" office:value="12.32951147152043" table:formula="of:=[.$E$6]*[.C19]+[.$E$7]+[.E19]" table:style-name="ce3">
            <text:p>12.33</text:p>
          </table:table-cell>
          <table:table-cell office:value-type="float" office:value="3249" table:formula="of:=[.C19]*[.C19]" table:style-name="ce2">
            <text:p>3249</text:p>
          </table:table-cell>
          <table:table-cell office:value-type="float" office:value="702.78215387666455" table:formula="of:=[.C19]*[.F19]" table:style-name="ce3">
            <text:p>702.78</text:p>
          </table:table-cell>
          <table:table-cell office:value-type="float" office:value="14.351591160467041" table:formula="of:=[.$D$6]*[.C19]+[.$D$7]" table:style-name="ce3">
            <text:p>14.3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62" table:formula="of:=[.C19]+5" table:style-name="ce2">
            <text:p>62</text:p>
          </table:table-cell>
          <table:table-cell office:value-type="float" office:value="16.666666666666664" table:formula="of:=[.$E$6]*[.C20]+[.$E$7]" table:style-name="ce3">
            <text:p>16.67</text:p>
          </table:table-cell>
          <table:table-cell office:value-type="float" office:value="-3.1023141356452522" table:formula="of:=RAND()*2*[.$E$8]-[.$E$8]" table:style-name="ce3">
            <text:p>-3.10</text:p>
          </table:table-cell>
          <table:table-cell office:value-type="float" office:value="13.564352531021413" table:formula="of:=[.$E$6]*[.C20]+[.$E$7]+[.E20]" table:style-name="ce3">
            <text:p>13.56</text:p>
          </table:table-cell>
          <table:table-cell office:value-type="float" office:value="3844" table:formula="of:=[.C20]*[.C20]" table:style-name="ce2">
            <text:p>3844</text:p>
          </table:table-cell>
          <table:table-cell office:value-type="float" office:value="840.98985692332758" table:formula="of:=[.C20]*[.F20]" table:style-name="ce3">
            <text:p>840.99</text:p>
          </table:table-cell>
          <table:table-cell office:value-type="float" office:value="17.097462958035319" table:formula="of:=[.$D$6]*[.C20]+[.$D$7]" table:style-name="ce3">
            <text:p>17.1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67" table:formula="of:=[.C20]+5" table:style-name="ce2">
            <text:p>67</text:p>
          </table:table-cell>
          <table:table-cell office:value-type="float" office:value="19.444444444444443" table:formula="of:=[.$E$6]*[.C21]+[.$E$7]" table:style-name="ce3">
            <text:p>19.44</text:p>
          </table:table-cell>
          <table:table-cell office:value-type="float" office:value="1.4256025973106716" table:formula="of:=RAND()*2*[.$E$8]-[.$E$8]" table:style-name="ce3">
            <text:p>1.43</text:p>
          </table:table-cell>
          <table:table-cell office:value-type="float" office:value="20.870047041755114" table:formula="of:=[.$E$6]*[.C21]+[.$E$7]+[.E21]" table:style-name="ce3">
            <text:p>20.87</text:p>
          </table:table-cell>
          <table:table-cell office:value-type="float" office:value="4489" table:formula="of:=[.C21]*[.C21]" table:style-name="ce2">
            <text:p>4489</text:p>
          </table:table-cell>
          <table:table-cell office:value-type="float" office:value="1398.2931517975926" table:formula="of:=[.C21]*[.F21]" table:style-name="ce3">
            <text:p>1398.29</text:p>
          </table:table-cell>
          <table:table-cell office:value-type="float" office:value="19.843334755603589" table:formula="of:=[.$D$6]*[.C21]+[.$D$7]" table:style-name="ce3">
            <text:p>19.8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72" table:formula="of:=[.C21]+5" table:style-name="ce2">
            <text:p>72</text:p>
          </table:table-cell>
          <table:table-cell office:value-type="float" office:value="22.222222222222221" table:formula="of:=[.$E$6]*[.C22]+[.$E$7]" table:style-name="ce3">
            <text:p>22.22</text:p>
          </table:table-cell>
          <table:table-cell office:value-type="float" office:value="-8.5082295767253555" table:formula="of:=RAND()*2*[.$E$8]-[.$E$8]" table:style-name="ce3">
            <text:p>-8.51</text:p>
          </table:table-cell>
          <table:table-cell office:value-type="float" office:value="13.713992645496866" table:formula="of:=[.$E$6]*[.C22]+[.$E$7]+[.E22]" table:style-name="ce3">
            <text:p>13.71</text:p>
          </table:table-cell>
          <table:table-cell office:value-type="float" office:value="5184" table:formula="of:=[.C22]*[.C22]" table:style-name="ce2">
            <text:p>5184</text:p>
          </table:table-cell>
          <table:table-cell office:value-type="float" office:value="987.40747047577429" table:formula="of:=[.C22]*[.F22]" table:style-name="ce3">
            <text:p>987.41</text:p>
          </table:table-cell>
          <table:table-cell office:value-type="float" office:value="22.589206553171866" table:formula="of:=[.$D$6]*[.C22]+[.$D$7]" table:style-name="ce3">
            <text:p>22.5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77" table:formula="of:=[.C22]+5" table:style-name="ce2">
            <text:p>77</text:p>
          </table:table-cell>
          <table:table-cell office:value-type="float" office:value="25" table:formula="of:=[.$E$6]*[.C23]+[.$E$7]" table:style-name="ce3">
            <text:p>25.00</text:p>
          </table:table-cell>
          <table:table-cell office:value-type="float" office:value="-7.345140686437805" table:formula="of:=RAND()*2*[.$E$8]-[.$E$8]" table:style-name="ce3">
            <text:p>-7.35</text:p>
          </table:table-cell>
          <table:table-cell office:value-type="float" office:value="17.654859313562195" table:formula="of:=[.$E$6]*[.C23]+[.$E$7]+[.E23]" table:style-name="ce3">
            <text:p>17.65</text:p>
          </table:table-cell>
          <table:table-cell office:value-type="float" office:value="5929" table:formula="of:=[.C23]*[.C23]" table:style-name="ce2">
            <text:p>5929</text:p>
          </table:table-cell>
          <table:table-cell office:value-type="float" office:value="1359.424167144289" table:formula="of:=[.C23]*[.F23]" table:style-name="ce3">
            <text:p>1359.42</text:p>
          </table:table-cell>
          <table:table-cell office:value-type="float" office:value="25.335078350740137" table:formula="of:=[.$D$6]*[.C23]+[.$D$7]" table:style-name="ce3">
            <text:p>25.3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82" table:formula="of:=[.C23]+5" table:style-name="ce2">
            <text:p>82</text:p>
          </table:table-cell>
          <table:table-cell office:value-type="float" office:value="27.777777777777779" table:formula="of:=[.$E$6]*[.C24]+[.$E$7]" table:style-name="ce3">
            <text:p>27.78</text:p>
          </table:table-cell>
          <table:table-cell office:value-type="float" office:value="6.745883781504979" table:formula="of:=RAND()*2*[.$E$8]-[.$E$8]" table:style-name="ce3">
            <text:p>6.75</text:p>
          </table:table-cell>
          <table:table-cell office:value-type="float" office:value="34.523661559282758" table:formula="of:=[.$E$6]*[.C24]+[.$E$7]+[.E24]" table:style-name="ce3">
            <text:p>34.52</text:p>
          </table:table-cell>
          <table:table-cell office:value-type="float" office:value="6724" table:formula="of:=[.C24]*[.C24]" table:style-name="ce2">
            <text:p>6724</text:p>
          </table:table-cell>
          <table:table-cell office:value-type="float" office:value="2830.940247861186" table:formula="of:=[.C24]*[.F24]" table:style-name="ce3">
            <text:p>2830.94</text:p>
          </table:table-cell>
          <table:table-cell office:value-type="float" office:value="28.080950148308407" table:formula="of:=[.$D$6]*[.C24]+[.$D$7]" table:style-name="ce3">
            <text:p>28.0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87" table:formula="of:=[.C24]+5" table:style-name="ce2">
            <text:p>87</text:p>
          </table:table-cell>
          <table:table-cell office:value-type="float" office:value="30.555555555555557" table:formula="of:=[.$E$6]*[.C25]+[.$E$7]" table:style-name="ce3">
            <text:p>30.56</text:p>
          </table:table-cell>
          <table:table-cell office:value-type="float" office:value="9.8970098987876227" table:formula="of:=RAND()*2*[.$E$8]-[.$E$8]" table:style-name="ce3">
            <text:p>9.90</text:p>
          </table:table-cell>
          <table:table-cell office:value-type="float" office:value="40.45256545434318" table:formula="of:=[.$E$6]*[.C25]+[.$E$7]+[.E25]" table:style-name="ce3">
            <text:p>40.45</text:p>
          </table:table-cell>
          <table:table-cell office:value-type="float" office:value="7569" table:formula="of:=[.C25]*[.C25]" table:style-name="ce2">
            <text:p>7569</text:p>
          </table:table-cell>
          <table:table-cell office:value-type="float" office:value="3519.3731945278569" table:formula="of:=[.C25]*[.F25]" table:style-name="ce3">
            <text:p>3519.37</text:p>
          </table:table-cell>
          <table:table-cell office:value-type="float" office:value="30.826821945876684" table:formula="of:=[.$D$6]*[.C25]+[.$D$7]" table:style-name="ce3">
            <text:p>30.8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92" table:formula="of:=[.C25]+5" table:style-name="ce2">
            <text:p>92</text:p>
          </table:table-cell>
          <table:table-cell office:value-type="float" office:value="33.333333333333336" table:formula="of:=[.$E$6]*[.C26]+[.$E$7]" table:style-name="ce3">
            <text:p>33.33</text:p>
          </table:table-cell>
          <table:table-cell office:value-type="float" office:value="9.4776180910512906" table:formula="of:=RAND()*2*[.$E$8]-[.$E$8]" table:style-name="ce3">
            <text:p>9.48</text:p>
          </table:table-cell>
          <table:table-cell office:value-type="float" office:value="42.810951424384626" table:formula="of:=[.$E$6]*[.C26]+[.$E$7]+[.E26]" table:style-name="ce3">
            <text:p>42.81</text:p>
          </table:table-cell>
          <table:table-cell office:value-type="float" office:value="8464" table:formula="of:=[.C26]*[.C26]" table:style-name="ce2">
            <text:p>8464</text:p>
          </table:table-cell>
          <table:table-cell office:value-type="float" office:value="3938.6075310433857" table:formula="of:=[.C26]*[.F26]" table:style-name="ce3">
            <text:p>3938.61</text:p>
          </table:table-cell>
          <table:table-cell office:value-type="float" office:value="33.572693743444958" table:formula="of:=[.$D$6]*[.C26]+[.$D$7]" table:style-name="ce3">
            <text:p>33.5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97" table:formula="of:=[.C26]+5" table:style-name="ce2">
            <text:p>97</text:p>
          </table:table-cell>
          <table:table-cell office:value-type="float" office:value="36.111111111111114" table:formula="of:=[.$E$6]*[.C27]+[.$E$7]" table:style-name="ce3">
            <text:p>36.11</text:p>
          </table:table-cell>
          <table:table-cell office:value-type="float" office:value="-3.0110777448664283" table:formula="of:=RAND()*2*[.$E$8]-[.$E$8]" table:style-name="ce3">
            <text:p>-3.01</text:p>
          </table:table-cell>
          <table:table-cell office:value-type="float" office:value="33.100033366244688" table:formula="of:=[.$E$6]*[.C27]+[.$E$7]+[.E27]" table:style-name="ce3">
            <text:p>33.10</text:p>
          </table:table-cell>
          <table:table-cell office:value-type="float" office:value="9409" table:formula="of:=[.C27]*[.C27]" table:style-name="ce2">
            <text:p>9409</text:p>
          </table:table-cell>
          <table:table-cell office:value-type="float" office:value="3210.7032365257346" table:formula="of:=[.C27]*[.F27]" table:style-name="ce3">
            <text:p>3210.70</text:p>
          </table:table-cell>
          <table:table-cell office:value-type="float" office:value="36.318565541013228" table:formula="of:=[.$D$6]*[.C27]+[.$D$7]" table:style-name="ce3">
            <text:p>36.3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02" table:formula="of:=[.C27]+5" table:style-name="ce2">
            <text:p>102</text:p>
          </table:table-cell>
          <table:table-cell office:value-type="float" office:value="38.888888888888893" table:formula="of:=[.$E$6]*[.C28]+[.$E$7]" table:style-name="ce3">
            <text:p>38.89</text:p>
          </table:table-cell>
          <table:table-cell office:value-type="float" office:value="6.2253247824590332" table:formula="of:=RAND()*2*[.$E$8]-[.$E$8]" table:style-name="ce3">
            <text:p>6.23</text:p>
          </table:table-cell>
          <table:table-cell office:value-type="float" office:value="45.114213671347926" table:formula="of:=[.$E$6]*[.C28]+[.$E$7]+[.E28]" table:style-name="ce3">
            <text:p>45.11</text:p>
          </table:table-cell>
          <table:table-cell office:value-type="float" office:value="10404" table:formula="of:=[.C28]*[.C28]" table:style-name="ce2">
            <text:p>10404</text:p>
          </table:table-cell>
          <table:table-cell office:value-type="float" office:value="4601.6497944774883" table:formula="of:=[.C28]*[.F28]" table:style-name="ce3">
            <text:p>4601.65</text:p>
          </table:table-cell>
          <table:table-cell office:value-type="float" office:value="39.064437338581499" table:formula="of:=[.$D$6]*[.C28]+[.$D$7]" table:style-name="ce3">
            <text:p>39.0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07" table:formula="of:=[.C28]+5" table:style-name="ce2">
            <text:p>107</text:p>
          </table:table-cell>
          <table:table-cell office:value-type="float" office:value="41.666666666666671" table:formula="of:=[.$E$6]*[.C29]+[.$E$7]" table:style-name="ce3">
            <text:p>41.67</text:p>
          </table:table-cell>
          <table:table-cell office:value-type="float" office:value="-6.5321434186309757" table:formula="of:=RAND()*2*[.$E$8]-[.$E$8]" table:style-name="ce3">
            <text:p>-6.53</text:p>
          </table:table-cell>
          <table:table-cell office:value-type="float" office:value="35.134523248035698" table:formula="of:=[.$E$6]*[.C29]+[.$E$7]+[.E29]" table:style-name="ce3">
            <text:p>35.13</text:p>
          </table:table-cell>
          <table:table-cell office:value-type="float" office:value="11449" table:formula="of:=[.C29]*[.C29]" table:style-name="ce2">
            <text:p>11449</text:p>
          </table:table-cell>
          <table:table-cell office:value-type="float" office:value="3759.3939875398196" table:formula="of:=[.C29]*[.F29]" table:style-name="ce3">
            <text:p>3759.39</text:p>
          </table:table-cell>
          <table:table-cell office:value-type="float" office:value="41.810309136149783" table:formula="of:=[.$D$6]*[.C29]+[.$D$7]" table:style-name="ce3">
            <text:p>41.8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12" table:formula="of:=[.C29]+5" table:style-name="ce2">
            <text:p>112</text:p>
          </table:table-cell>
          <table:table-cell office:value-type="float" office:value="44.44444444444445" table:formula="of:=[.$E$6]*[.C30]+[.$E$7]" table:style-name="ce3">
            <text:p>44.44</text:p>
          </table:table-cell>
          <table:table-cell office:value-type="float" office:value="-8.732368364716784" table:formula="of:=RAND()*2*[.$E$8]-[.$E$8]" table:style-name="ce3">
            <text:p>-8.73</text:p>
          </table:table-cell>
          <table:table-cell office:value-type="float" office:value="35.712076079727666" table:formula="of:=[.$E$6]*[.C30]+[.$E$7]+[.E30]" table:style-name="ce3">
            <text:p>35.71</text:p>
          </table:table-cell>
          <table:table-cell office:value-type="float" office:value="12544" table:formula="of:=[.C30]*[.C30]" table:style-name="ce2">
            <text:p>12544</text:p>
          </table:table-cell>
          <table:table-cell office:value-type="float" office:value="3999.7525209294986" table:formula="of:=[.C30]*[.F30]" table:style-name="ce3">
            <text:p>3999.75</text:p>
          </table:table-cell>
          <table:table-cell office:value-type="float" office:value="44.556180933718053" table:formula="of:=[.$D$6]*[.C30]+[.$D$7]" table:style-name="ce3">
            <text:p>44.5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17" table:formula="of:=[.C30]+5" table:style-name="ce2">
            <text:p>117</text:p>
          </table:table-cell>
          <table:table-cell office:value-type="float" office:value="47.222222222222221" table:formula="of:=[.$E$6]*[.C31]+[.$E$7]" table:style-name="ce3">
            <text:p>47.22</text:p>
          </table:table-cell>
          <table:table-cell office:value-type="float" office:value="2.7589194925286726" table:formula="of:=RAND()*2*[.$E$8]-[.$E$8]" table:style-name="ce3">
            <text:p>2.76</text:p>
          </table:table-cell>
          <table:table-cell office:value-type="float" office:value="49.981141714750891" table:formula="of:=[.$E$6]*[.C31]+[.$E$7]+[.E31]" table:style-name="ce3">
            <text:p>49.98</text:p>
          </table:table-cell>
          <table:table-cell office:value-type="float" office:value="13689" table:formula="of:=[.C31]*[.C31]" table:style-name="ce2">
            <text:p>13689</text:p>
          </table:table-cell>
          <table:table-cell office:value-type="float" office:value="5847.7935806258538" table:formula="of:=[.C31]*[.F31]" table:style-name="ce3">
            <text:p>5847.79</text:p>
          </table:table-cell>
          <table:table-cell office:value-type="float" office:value="47.302052731286324" table:formula="of:=[.$D$6]*[.C31]+[.$D$7]" table:style-name="ce3">
            <text:p>47.3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22" table:formula="of:=[.C31]+5" table:style-name="ce2">
            <text:p>122</text:p>
          </table:table-cell>
          <table:table-cell office:value-type="float" office:value="50.000000000000007" table:formula="of:=[.$E$6]*[.C32]+[.$E$7]" table:style-name="ce3">
            <text:p>50.00</text:p>
          </table:table-cell>
          <table:table-cell office:value-type="float" office:value="-8.6051856188600002" table:formula="of:=RAND()*2*[.$E$8]-[.$E$8]" table:style-name="ce3">
            <text:p>-8.61</text:p>
          </table:table-cell>
          <table:table-cell office:value-type="float" office:value="41.394814381140009" table:formula="of:=[.$E$6]*[.C32]+[.$E$7]+[.E32]" table:style-name="ce3">
            <text:p>41.39</text:p>
          </table:table-cell>
          <table:table-cell office:value-type="float" office:value="14884" table:formula="of:=[.C32]*[.C32]" table:style-name="ce2">
            <text:p>14884</text:p>
          </table:table-cell>
          <table:table-cell office:value-type="float" office:value="5050.1673544990808" table:formula="of:=[.C32]*[.F32]" table:style-name="ce3">
            <text:p>5050.17</text:p>
          </table:table-cell>
          <table:table-cell office:value-type="float" office:value="50.047924528854594" table:formula="of:=[.$D$6]*[.C32]+[.$D$7]" table:style-name="ce3">
            <text:p>50.0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27" table:formula="of:=[.C32]+5" table:style-name="ce2">
            <text:p>127</text:p>
          </table:table-cell>
          <table:table-cell office:value-type="float" office:value="52.777777777777779" table:formula="of:=[.$E$6]*[.C33]+[.$E$7]" table:style-name="ce3">
            <text:p>52.78</text:p>
          </table:table-cell>
          <table:table-cell office:value-type="float" office:value="9.8427127296267543" table:formula="of:=RAND()*2*[.$E$8]-[.$E$8]" table:style-name="ce3">
            <text:p>9.84</text:p>
          </table:table-cell>
          <table:table-cell office:value-type="float" office:value="62.620490507404533" table:formula="of:=[.$E$6]*[.C33]+[.$E$7]+[.E33]" table:style-name="ce3">
            <text:p>62.62</text:p>
          </table:table-cell>
          <table:table-cell office:value-type="float" office:value="16129" table:formula="of:=[.C33]*[.C33]" table:style-name="ce2">
            <text:p>16129</text:p>
          </table:table-cell>
          <table:table-cell office:value-type="float" office:value="7952.8022944403756" table:formula="of:=[.C33]*[.F33]" table:style-name="ce3">
            <text:p>7952.80</text:p>
          </table:table-cell>
          <table:table-cell office:value-type="float" office:value="52.793796326422864" table:formula="of:=[.$D$6]*[.C33]+[.$D$7]" table:style-name="ce3">
            <text:p>52.7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32" table:formula="of:=[.C33]+5" table:style-name="ce2">
            <text:p>132</text:p>
          </table:table-cell>
          <table:table-cell office:value-type="float" office:value="55.555555555555564" table:formula="of:=[.$E$6]*[.C34]+[.$E$7]" table:style-name="ce3">
            <text:p>55.56</text:p>
          </table:table-cell>
          <table:table-cell office:value-type="float" office:value="-8.6745189419670954" table:formula="of:=RAND()*2*[.$E$8]-[.$E$8]" table:style-name="ce3">
            <text:p>-8.67</text:p>
          </table:table-cell>
          <table:table-cell office:value-type="float" office:value="46.881036613588471" table:formula="of:=[.$E$6]*[.C34]+[.$E$7]+[.E34]" table:style-name="ce3">
            <text:p>46.88</text:p>
          </table:table-cell>
          <table:table-cell office:value-type="float" office:value="17424" table:formula="of:=[.C34]*[.C34]" table:style-name="ce2">
            <text:p>17424</text:p>
          </table:table-cell>
          <table:table-cell office:value-type="float" office:value="6188.2968329936784" table:formula="of:=[.C34]*[.F34]" table:style-name="ce3">
            <text:p>6188.30</text:p>
          </table:table-cell>
          <table:table-cell office:value-type="float" office:value="55.539668123991135" table:formula="of:=[.$D$6]*[.C34]+[.$D$7]" table:style-name="ce3">
            <text:p>55.5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37" table:formula="of:=[.C34]+5" table:style-name="ce2">
            <text:p>137</text:p>
          </table:table-cell>
          <table:table-cell office:value-type="float" office:value="58.333333333333336" table:formula="of:=[.$E$6]*[.C35]+[.$E$7]" table:style-name="ce3">
            <text:p>58.33</text:p>
          </table:table-cell>
          <table:table-cell office:value-type="float" office:value="-0.46301738409339066" table:formula="of:=RAND()*2*[.$E$8]-[.$E$8]" table:style-name="ce3">
            <text:p>-0.46</text:p>
          </table:table-cell>
          <table:table-cell office:value-type="float" office:value="57.870315949239945" table:formula="of:=[.$E$6]*[.C35]+[.$E$7]+[.E35]" table:style-name="ce3">
            <text:p>57.87</text:p>
          </table:table-cell>
          <table:table-cell office:value-type="float" office:value="18769" table:formula="of:=[.C35]*[.C35]" table:style-name="ce2">
            <text:p>18769</text:p>
          </table:table-cell>
          <table:table-cell office:value-type="float" office:value="7928.2332850458724" table:formula="of:=[.C35]*[.F35]" table:style-name="ce3">
            <text:p>7928.23</text:p>
          </table:table-cell>
          <table:table-cell office:value-type="float" office:value="58.285539921559419" table:formula="of:=[.$D$6]*[.C35]+[.$D$7]" table:style-name="ce3">
            <text:p>58.2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42" table:formula="of:=[.C35]+5" table:style-name="ce2">
            <text:p>142</text:p>
          </table:table-cell>
          <table:table-cell office:value-type="float" office:value="61.111111111111107" table:formula="of:=[.$E$6]*[.C36]+[.$E$7]" table:style-name="ce3">
            <text:p>61.11</text:p>
          </table:table-cell>
          <table:table-cell office:value-type="float" office:value="-2.0583532015629169" table:formula="of:=RAND()*2*[.$E$8]-[.$E$8]" table:style-name="ce3">
            <text:p>-2.06</text:p>
          </table:table-cell>
          <table:table-cell office:value-type="float" office:value="59.052757909548191" table:formula="of:=[.$E$6]*[.C36]+[.$E$7]+[.E36]" table:style-name="ce3">
            <text:p>59.05</text:p>
          </table:table-cell>
          <table:table-cell office:value-type="float" office:value="20164" table:formula="of:=[.C36]*[.C36]" table:style-name="ce2">
            <text:p>20164</text:p>
          </table:table-cell>
          <table:table-cell office:value-type="float" office:value="8385.4916231558436" table:formula="of:=[.C36]*[.F36]" table:style-name="ce3">
            <text:p>8385.49</text:p>
          </table:table-cell>
          <table:table-cell office:value-type="float" office:value="61.031411719127689" table:formula="of:=[.$D$6]*[.C36]+[.$D$7]" table:style-name="ce3">
            <text:p>61.0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47" table:formula="of:=[.C36]+5" table:style-name="ce2">
            <text:p>147</text:p>
          </table:table-cell>
          <table:table-cell office:value-type="float" office:value="63.888888888888893" table:formula="of:=[.$E$6]*[.C37]+[.$E$7]" table:style-name="ce3">
            <text:p>63.89</text:p>
          </table:table-cell>
          <table:table-cell office:value-type="float" office:value="8.0687008216393323" table:formula="of:=RAND()*2*[.$E$8]-[.$E$8]" table:style-name="ce3">
            <text:p>8.07</text:p>
          </table:table-cell>
          <table:table-cell office:value-type="float" office:value="71.957589710528225" table:formula="of:=[.$E$6]*[.C37]+[.$E$7]+[.E37]" table:style-name="ce3">
            <text:p>71.96</text:p>
          </table:table-cell>
          <table:table-cell office:value-type="float" office:value="21609" table:formula="of:=[.C37]*[.C37]" table:style-name="ce2">
            <text:p>21609</text:p>
          </table:table-cell>
          <table:table-cell office:value-type="float" office:value="10577.765687447649" table:formula="of:=[.C37]*[.F37]" table:style-name="ce3">
            <text:p>10577.77</text:p>
          </table:table-cell>
          <table:table-cell office:value-type="float" office:value="63.77728351669596" table:formula="of:=[.$D$6]*[.C37]+[.$D$7]" table:style-name="ce3">
            <text:p>63.7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52" table:formula="of:=[.C37]+5" table:style-name="ce2">
            <text:p>152</text:p>
          </table:table-cell>
          <table:table-cell office:value-type="float" office:value="66.666666666666657" table:formula="of:=[.$E$6]*[.C38]+[.$E$7]" table:style-name="ce3">
            <text:p>66.67</text:p>
          </table:table-cell>
          <table:table-cell office:value-type="float" office:value="-4.6884280610987688" table:formula="of:=RAND()*2*[.$E$8]-[.$E$8]" table:style-name="ce3">
            <text:p>-4.69</text:p>
          </table:table-cell>
          <table:table-cell office:value-type="float" office:value="61.978238605567888" table:formula="of:=[.$E$6]*[.C38]+[.$E$7]+[.E38]" table:style-name="ce3">
            <text:p>61.98</text:p>
          </table:table-cell>
          <table:table-cell office:value-type="float" office:value="23104" table:formula="of:=[.C38]*[.C38]" table:style-name="ce2">
            <text:p>23104</text:p>
          </table:table-cell>
          <table:table-cell office:value-type="float" office:value="9420.6922680463194" table:formula="of:=[.C38]*[.F38]" table:style-name="ce3">
            <text:p>9420.69</text:p>
          </table:table-cell>
          <table:table-cell office:value-type="float" office:value="66.52315531426423" table:formula="of:=[.$D$6]*[.C38]+[.$D$7]" table:style-name="ce3">
            <text:p>66.5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57" table:formula="of:=[.C38]+5" table:style-name="ce2">
            <text:p>157</text:p>
          </table:table-cell>
          <table:table-cell office:value-type="float" office:value="69.444444444444457" table:formula="of:=[.$E$6]*[.C39]+[.$E$7]" table:style-name="ce3">
            <text:p>69.44</text:p>
          </table:table-cell>
          <table:table-cell office:value-type="float" office:value="-1.6556879123495385" table:formula="of:=RAND()*2*[.$E$8]-[.$E$8]" table:style-name="ce3">
            <text:p>-1.66</text:p>
          </table:table-cell>
          <table:table-cell office:value-type="float" office:value="67.788756532094922" table:formula="of:=[.$E$6]*[.C39]+[.$E$7]+[.E39]" table:style-name="ce3">
            <text:p>67.79</text:p>
          </table:table-cell>
          <table:table-cell office:value-type="float" office:value="24649" table:formula="of:=[.C39]*[.C39]" table:style-name="ce2">
            <text:p>24649</text:p>
          </table:table-cell>
          <table:table-cell office:value-type="float" office:value="10642.834775538902" table:formula="of:=[.C39]*[.F39]" table:style-name="ce3">
            <text:p>10642.83</text:p>
          </table:table-cell>
          <table:table-cell office:value-type="float" office:value="69.2690271118325" table:formula="of:=[.$D$6]*[.C39]+[.$D$7]" table:style-name="ce3">
            <text:p>69.2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62" table:formula="of:=[.C39]+5" table:style-name="ce2">
            <text:p>162</text:p>
          </table:table-cell>
          <table:table-cell office:value-type="float" office:value="72.222222222222229" table:formula="of:=[.$E$6]*[.C40]+[.$E$7]" table:style-name="ce3">
            <text:p>72.22</text:p>
          </table:table-cell>
          <table:table-cell office:value-type="float" office:value="7.9784137923790048" table:formula="of:=RAND()*2*[.$E$8]-[.$E$8]" table:style-name="ce3">
            <text:p>7.98</text:p>
          </table:table-cell>
          <table:table-cell office:value-type="float" office:value="80.20063601460123" table:formula="of:=[.$E$6]*[.C40]+[.$E$7]+[.E40]" table:style-name="ce3">
            <text:p>80.20</text:p>
          </table:table-cell>
          <table:table-cell office:value-type="float" office:value="26244" table:formula="of:=[.C40]*[.C40]" table:style-name="ce2">
            <text:p>26244</text:p>
          </table:table-cell>
          <table:table-cell office:value-type="float" office:value="12992.5030343654" table:formula="of:=[.C40]*[.F40]" table:style-name="ce3">
            <text:p>12992.50</text:p>
          </table:table-cell>
          <table:table-cell office:value-type="float" office:value="72.014898909400785" table:formula="of:=[.$D$6]*[.C40]+[.$D$7]" table:style-name="ce3">
            <text:p>72.0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67" table:formula="of:=[.C40]+5" table:style-name="ce2">
            <text:p>167</text:p>
          </table:table-cell>
          <table:table-cell office:value-type="float" office:value="75" table:formula="of:=[.$E$6]*[.C41]+[.$E$7]" table:style-name="ce3">
            <text:p>75.00</text:p>
          </table:table-cell>
          <table:table-cell office:value-type="float" office:value="4.0443365093881205" table:formula="of:=RAND()*2*[.$E$8]-[.$E$8]" table:style-name="ce3">
            <text:p>4.04</text:p>
          </table:table-cell>
          <table:table-cell office:value-type="float" office:value="79.044336509388117" table:formula="of:=[.$E$6]*[.C41]+[.$E$7]+[.E41]" table:style-name="ce3">
            <text:p>79.04</text:p>
          </table:table-cell>
          <table:table-cell office:value-type="float" office:value="27889" table:formula="of:=[.C41]*[.C41]" table:style-name="ce2">
            <text:p>27889</text:p>
          </table:table-cell>
          <table:table-cell office:value-type="float" office:value="13200.404197067815" table:formula="of:=[.C41]*[.F41]" table:style-name="ce3">
            <text:p>13200.40</text:p>
          </table:table-cell>
          <table:table-cell office:value-type="float" office:value="74.760770706969055" table:formula="of:=[.$D$6]*[.C41]+[.$D$7]" table:style-name="ce3">
            <text:p>74.7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72" table:formula="of:=[.C41]+5" table:style-name="ce2">
            <text:p>172</text:p>
          </table:table-cell>
          <table:table-cell office:value-type="float" office:value="77.777777777777771" table:formula="of:=[.$E$6]*[.C42]+[.$E$7]" table:style-name="ce3">
            <text:p>77.78</text:p>
          </table:table-cell>
          <table:table-cell office:value-type="float" office:value="3.332571185324543" table:formula="of:=RAND()*2*[.$E$8]-[.$E$8]" table:style-name="ce3">
            <text:p>3.33</text:p>
          </table:table-cell>
          <table:table-cell office:value-type="float" office:value="81.110348963102311" table:formula="of:=[.$E$6]*[.C42]+[.$E$7]+[.E42]" table:style-name="ce3">
            <text:p>81.11</text:p>
          </table:table-cell>
          <table:table-cell office:value-type="float" office:value="29584" table:formula="of:=[.C42]*[.C42]" table:style-name="ce2">
            <text:p>29584</text:p>
          </table:table-cell>
          <table:table-cell office:value-type="float" office:value="13950.980021653597" table:formula="of:=[.C42]*[.F42]" table:style-name="ce3">
            <text:p>13950.98</text:p>
          </table:table-cell>
          <table:table-cell office:value-type="float" office:value="77.506642504537325" table:formula="of:=[.$D$6]*[.C42]+[.$D$7]" table:style-name="ce3">
            <text:p>77.5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77" table:formula="of:=[.C42]+5" table:style-name="ce2">
            <text:p>177</text:p>
          </table:table-cell>
          <table:table-cell office:value-type="float" office:value="80.555555555555571" table:formula="of:=[.$E$6]*[.C43]+[.$E$7]" table:style-name="ce3">
            <text:p>80.56</text:p>
          </table:table-cell>
          <table:table-cell office:value-type="float" office:value="-3.4354682507370082" table:formula="of:=RAND()*2*[.$E$8]-[.$E$8]" table:style-name="ce3">
            <text:p>-3.44</text:p>
          </table:table-cell>
          <table:table-cell office:value-type="float" office:value="77.120087304818568" table:formula="of:=[.$E$6]*[.C43]+[.$E$7]+[.E43]" table:style-name="ce3">
            <text:p>77.12</text:p>
          </table:table-cell>
          <table:table-cell office:value-type="float" office:value="31329" table:formula="of:=[.C43]*[.C43]" table:style-name="ce2">
            <text:p>31329</text:p>
          </table:table-cell>
          <table:table-cell office:value-type="float" office:value="13650.255452952886" table:formula="of:=[.C43]*[.F43]" table:style-name="ce3">
            <text:p>13650.26</text:p>
          </table:table-cell>
          <table:table-cell office:value-type="float" office:value="80.252514302105595" table:formula="of:=[.$D$6]*[.C43]+[.$D$7]" table:style-name="ce3">
            <text:p>80.2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82" table:formula="of:=[.C43]+5" table:style-name="ce2">
            <text:p>182</text:p>
          </table:table-cell>
          <table:table-cell office:value-type="float" office:value="83.333333333333343" table:formula="of:=[.$E$6]*[.C44]+[.$E$7]" table:style-name="ce3">
            <text:p>83.33</text:p>
          </table:table-cell>
          <table:table-cell office:value-type="float" office:value="3.3755020271863181" table:formula="of:=RAND()*2*[.$E$8]-[.$E$8]" table:style-name="ce3">
            <text:p>3.38</text:p>
          </table:table-cell>
          <table:table-cell office:value-type="float" office:value="86.708835360519657" table:formula="of:=[.$E$6]*[.C44]+[.$E$7]+[.E44]" table:style-name="ce3">
            <text:p>86.71</text:p>
          </table:table-cell>
          <table:table-cell office:value-type="float" office:value="33124" table:formula="of:=[.C44]*[.C44]" table:style-name="ce2">
            <text:p>33124</text:p>
          </table:table-cell>
          <table:table-cell office:value-type="float" office:value="15781.008035614577" table:formula="of:=[.C44]*[.F44]" table:style-name="ce3">
            <text:p>15781.01</text:p>
          </table:table-cell>
          <table:table-cell office:value-type="float" office:value="82.99838609967388" table:formula="of:=[.$D$6]*[.C44]+[.$D$7]" table:style-name="ce3">
            <text:p>83.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187" table:formula="of:=[.C44]+5" table:style-name="ce2">
            <text:p>187</text:p>
          </table:table-cell>
          <table:table-cell office:value-type="float" office:value="86.111111111111114" table:formula="of:=[.$E$6]*[.C45]+[.$E$7]" table:style-name="ce3">
            <text:p>86.11</text:p>
          </table:table-cell>
          <table:table-cell office:value-type="float" office:value="7.8774597415656942" table:formula="of:=RAND()*2*[.$E$8]-[.$E$8]" table:style-name="ce3">
            <text:p>7.88</text:p>
          </table:table-cell>
          <table:table-cell office:value-type="float" office:value="93.988570852676816" table:formula="of:=[.$E$6]*[.C45]+[.$E$7]+[.E45]" table:style-name="ce3">
            <text:p>93.99</text:p>
          </table:table-cell>
          <table:table-cell office:value-type="float" office:value="34969" table:formula="of:=[.C45]*[.C45]" table:style-name="ce2">
            <text:p>34969</text:p>
          </table:table-cell>
          <table:table-cell office:value-type="float" office:value="17575.862749450564" table:formula="of:=[.C45]*[.F45]" table:style-name="ce3">
            <text:p>17575.86</text:p>
          </table:table-cell>
          <table:table-cell office:value-type="float" office:value="85.74425789724215" table:formula="of:=[.$D$6]*[.C45]+[.$D$7]" table:style-name="ce3">
            <text:p>85.7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192" table:formula="of:=[.C45]+5" table:style-name="ce2">
            <text:p>192</text:p>
          </table:table-cell>
          <table:table-cell office:value-type="float" office:value="88.888888888888886" table:formula="of:=[.$E$6]*[.C46]+[.$E$7]" table:style-name="ce3">
            <text:p>88.89</text:p>
          </table:table-cell>
          <table:table-cell office:value-type="float" office:value="-5.0412542275020673" table:formula="of:=RAND()*2*[.$E$8]-[.$E$8]" table:style-name="ce3">
            <text:p>-5.04</text:p>
          </table:table-cell>
          <table:table-cell office:value-type="float" office:value="83.84763466138682" table:formula="of:=[.$E$6]*[.C46]+[.$E$7]+[.E46]" table:style-name="ce3">
            <text:p>83.85</text:p>
          </table:table-cell>
          <table:table-cell office:value-type="float" office:value="36864" table:formula="of:=[.C46]*[.C46]" table:style-name="ce2">
            <text:p>36864</text:p>
          </table:table-cell>
          <table:table-cell office:value-type="float" office:value="16098.745854986269" table:formula="of:=[.C46]*[.F46]" table:style-name="ce3">
            <text:p>16098.75</text:p>
          </table:table-cell>
          <table:table-cell office:value-type="float" office:value="88.49012969481042" table:formula="of:=[.$D$6]*[.C46]+[.$D$7]" table:style-name="ce3">
            <text:p>88.4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197" table:formula="of:=[.C46]+5" table:style-name="ce2">
            <text:p>197</text:p>
          </table:table-cell>
          <table:table-cell office:value-type="float" office:value="91.666666666666657" table:formula="of:=[.$E$6]*[.C47]+[.$E$7]" table:style-name="ce3">
            <text:p>91.67</text:p>
          </table:table-cell>
          <table:table-cell office:value-type="float" office:value="-8.5067808906729887" table:formula="of:=RAND()*2*[.$E$8]-[.$E$8]" table:style-name="ce3">
            <text:p>-8.51</text:p>
          </table:table-cell>
          <table:table-cell office:value-type="float" office:value="83.159885775993672" table:formula="of:=[.$E$6]*[.C47]+[.$E$7]+[.E47]" table:style-name="ce3">
            <text:p>83.16</text:p>
          </table:table-cell>
          <table:table-cell office:value-type="float" office:value="38809" table:formula="of:=[.C47]*[.C47]" table:style-name="ce2">
            <text:p>38809</text:p>
          </table:table-cell>
          <table:table-cell office:value-type="float" office:value="16382.497497870754" table:formula="of:=[.C47]*[.F47]" table:style-name="ce3">
            <text:p>16382.50</text:p>
          </table:table-cell>
          <table:table-cell office:value-type="float" office:value="91.236001492378691" table:formula="of:=[.$D$6]*[.C47]+[.$D$7]" table:style-name="ce3">
            <text:p>91.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202" table:formula="of:=[.C47]+5" table:style-name="ce2">
            <text:p>202</text:p>
          </table:table-cell>
          <table:table-cell office:value-type="float" office:value="94.444444444444457" table:formula="of:=[.$E$6]*[.C48]+[.$E$7]" table:style-name="ce3">
            <text:p>94.44</text:p>
          </table:table-cell>
          <table:table-cell office:value-type="float" office:value="-8.9569015410735524" table:formula="of:=RAND()*2*[.$E$8]-[.$E$8]" table:style-name="ce3">
            <text:p>-8.96</text:p>
          </table:table-cell>
          <table:table-cell office:value-type="float" office:value="85.487542903370908" table:formula="of:=[.$E$6]*[.C48]+[.$E$7]+[.E48]" table:style-name="ce3">
            <text:p>85.49</text:p>
          </table:table-cell>
          <table:table-cell office:value-type="float" office:value="40804" table:formula="of:=[.C48]*[.C48]" table:style-name="ce2">
            <text:p>40804</text:p>
          </table:table-cell>
          <table:table-cell office:value-type="float" office:value="17268.483666480923" table:formula="of:=[.C48]*[.F48]" table:style-name="ce3">
            <text:p>17268.48</text:p>
          </table:table-cell>
          <table:table-cell office:value-type="float" office:value="93.981873289946961" table:formula="of:=[.$D$6]*[.C48]+[.$D$7]" table:style-name="ce3">
            <text:p>93.9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207" table:formula="of:=[.C48]+5" table:style-name="ce2">
            <text:p>207</text:p>
          </table:table-cell>
          <table:table-cell office:value-type="float" office:value="97.222222222222229" table:formula="of:=[.$E$6]*[.C49]+[.$E$7]" table:style-name="ce3">
            <text:p>97.22</text:p>
          </table:table-cell>
          <table:table-cell office:value-type="float" office:value="5.3671010313005336" table:formula="of:=RAND()*2*[.$E$8]-[.$E$8]" table:style-name="ce3">
            <text:p>5.37</text:p>
          </table:table-cell>
          <table:table-cell office:value-type="float" office:value="102.58932325352276" table:formula="of:=[.$E$6]*[.C49]+[.$E$7]+[.E49]" table:style-name="ce3">
            <text:p>102.59</text:p>
          </table:table-cell>
          <table:table-cell office:value-type="float" office:value="42849" table:formula="of:=[.C49]*[.C49]" table:style-name="ce2">
            <text:p>42849</text:p>
          </table:table-cell>
          <table:table-cell office:value-type="float" office:value="21235.98991347921" table:formula="of:=[.C49]*[.F49]" table:style-name="ce3">
            <text:p>21235.99</text:p>
          </table:table-cell>
          <table:table-cell office:value-type="float" office:value="96.727745087515245" table:formula="of:=[.$D$6]*[.C49]+[.$D$7]" table:style-name="ce3">
            <text:p>96.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212" table:formula="of:=[.C49]+5" table:style-name="ce2">
            <text:p>212</text:p>
          </table:table-cell>
          <table:table-cell office:value-type="float" office:value="100" table:formula="of:=[.$E$6]*[.C50]+[.$E$7]" table:style-name="ce3">
            <text:p>100.00</text:p>
          </table:table-cell>
          <table:table-cell office:value-type="float" office:value="-0.43919543742528333" table:formula="of:=RAND()*2*[.$E$8]-[.$E$8]" table:style-name="ce3">
            <text:p>-0.44</text:p>
          </table:table-cell>
          <table:table-cell office:value-type="float" office:value="99.560804562574717" table:formula="of:=[.$E$6]*[.C50]+[.$E$7]+[.E50]" table:style-name="ce3">
            <text:p>99.56</text:p>
          </table:table-cell>
          <table:table-cell office:value-type="float" office:value="44944" table:formula="of:=[.C50]*[.C50]" table:style-name="ce2">
            <text:p>44944</text:p>
          </table:table-cell>
          <table:table-cell office:value-type="float" office:value="21106.89056726584" table:formula="of:=[.C50]*[.F50]" table:style-name="ce3">
            <text:p>21106.89</text:p>
          </table:table-cell>
          <table:table-cell office:value-type="float" office:value="99.473616885083516" table:formula="of:=[.$D$6]*[.C50]+[.$D$7]" table:style-name="ce3">
            <text:p>99.47</text:p>
          </table:table-cell>
          <table:table-cell table:number-columns-repeated="16375" table:style-name="ce1"/>
        </table:table-row>
        <table:table-row table:number-rows-repeated="3" table:style-name="ro4">
          <table:table-cell table:number-columns-repeated="16384"/>
        </table:table-row>
        <table:table-row table:style-name="ro1">
          <table:table-cell/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number-rows-repeated="1048522" table:style-name="ro4">
          <table:table-cell table:number-columns-repeated="16384"/>
        </table:table-row>
      </table:table>
      <table:table table:name="PlotData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table:style-name="ce1">
            <draw:frame draw:z-index="1" draw:id="id1" draw:style-name="a1" draw:name="Chart 1" svg:x="0in" svg:y="0.0287in" svg:width="9.8012in" svg:height="5.30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RCC RCCD</meta:initial-creator>
    <dc:creator>Ire Dairo</dc:creator>
    <meta:creation-date>2020-03-11T14:12:39Z</meta:creation-date>
    <dc:date>2025-04-27T04:07:05Z</dc:date>
    <meta:editing-cycles>12</meta:editing-cycles>
    <meta:editing-duration>PT162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30.0pt" svg:width="461.6250393700788pt" chart:style-name="Crt0">
        <chart:title chart:style-name="CT00">
          <text:p text:style-name="a0" text:class-names="" text:cond-style-name="">Least Squares Curve Fit for Temperature Conversion</text:p>
        </chart:title>
        <chart:legend style:legend-expansion="custom" style:legend-expansion-aspect-ratio="19.615074143546387" svg:width="331.0066929133858pt" svg:height="16.87511811023622pt" svg:x="53.30913385826771pt" svg:y="307.1248818897637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mperature (°F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emperature (°C)</text:p>
            </chart:title>
            <chart:grid chart:class="major" chart:style-name="GMa1"/>
          </chart:axis>
          <chart:series chart:label-cell-address="JustDataForLab.$E$12" chart:values-cell-range-address="JustDataForLab.$E$14:.$E$50" chart:class="chart:scatter" chart:attached-axis="primary-y" chart:style-name="G0S0">
            <chart:domain table:cell-range-address="JustDataForLab.$D$14:.$D$50"/>
            <chart:regression-curve chart:style-name="T000">
              <chart:equation chart:automatic-content="false" chart:display-equation="true" chart:display-r-square="true" svg:x="184.0pt" svg:y="81.0pt" chart:style-name="TL000">
                <text:p text:style-name="a4" text:class-names="" text:cond-style-name="">y = 0.5556x - 17.778<text:line-break/>R² = 1</text:p>
              </chart:equation>
            </chart:regression-curve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-1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20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81.9959842519685pt" svg:width="705.686377952756pt" chart:style-name="Crt0">
        <chart:title chart:style-name="CT00">
          <text:p text:style-name="a0" text:class-names="" text:cond-style-name="">Least Squares Curve Fi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gree Celsisu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egree Fahrenheit</text:p>
            </chart:title>
            <chart:grid chart:class="major" chart:style-name="GMa1"/>
          </chart:axis>
          <chart:series chart:label-cell-address="LinearCurveFit_YouCanChange.$D$13" chart:values-cell-range-address="LinearCurveFit_YouCanChange.$D$14:.$D$50" chart:class="chart:scatter" chart:attached-axis="primary-y" chart:style-name="G0S0">
            <chart:domain table:cell-range-address="LinearCurveFit_YouCanChange.$C$14:.$C$50"/>
            <chart:data-point chart:repeated="37"/>
          </chart:series>
          <chart:series chart:label-cell-address="LinearCurveFit_YouCanChange.$F$12" chart:values-cell-range-address="LinearCurveFit_YouCanChange.$F$14:.$F$50" chart:class="chart:scatter" chart:attached-axis="primary-y" chart:style-name="G0S1">
            <chart:domain table:cell-range-address="LinearCurveFit_YouCanChange.$C$14:.$C$50"/>
            <chart:data-point chart:repeated="37"/>
          </chart:series>
          <chart:series chart:label-cell-address="LinearCurveFit_YouCanChange.$I$12" chart:values-cell-range-address="LinearCurveFit_YouCanChange.$I$14:.$I$50" chart:class="chart:scatter" chart:attached-axis="primary-y" chart:style-name="G0S2">
            <chart:domain table:cell-range-address="LinearCurveFit_YouCanChange.$C$14:.$C$50"/>
            <chart:data-point chart:repeated="3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